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</text:span><text:span text:style-name="T1">difference </text:span></text:p>
              <text:p text:style-name="P1"><text:span text:style-name="T1">requires </text:span><text:span text:style-name="T1">investigating. <text:s/></text:span><text:span text:style-name="T1">Suspect it’s </text:span><text:span text:style-name="T1">because packet </text:span><text:span text:style-name="T1">is shorter than 2x </text:span><text:span text:style-name="T1">Doppler (fade </text:span><text:span text:style-name="T1">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-0.489700043360188" calcext:value-type="float">
            <text:p>-0.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8])+10*LOG10([.C32]/[.C33])" office:value-type="float" office:value="-5.39726025433962" calcext:value-type="float">
            <text:p>-5.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7:41:39.53707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7-02T06:26:18.771649269</dc:date>
    <meta:editing-duration>P2DT15H43M52S</meta:editing-duration>
    <meta:editing-cycles>59</meta:editing-cycles>
    <meta:generator>LibreOffice/6.0.7.3$Linux_X86_64 LibreOffice_project/00m0$Build-3</meta:generator>
    <dc:creator>David </dc:creator>
    <meta:document-statistic meta:table-count="8" meta:cell-count="674" meta:object-count="0"/>
  </office:meta>
</office:document-meta>
</file>